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iłujcie </text:span><text:span text:style-name="T1">waszych nieprzyjaciół</text:span><text:span text:style-name="T1"><text:line-break/></text:span><text:span text:style-name="T1">I módlcie się za tych,</text:span><text:span text:style-name="T1"><text:line-break/></text:span><text:span text:style-name="T1">którzy Cię prześladują</text:span><text:span text:style-name="T1"><text:line-break/></text:span><text:span text:style-name="T1">Tak, będziecie synami</text:span><text:span text:style-name="T1"><text:line-break/></text:span><text:span text:style-name="T1">Ojca waszego,</text:span><text:span text:style-name="T1"><text:line-break/></text:span><text:span text:style-name="T1">który jest w niebi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nieważ On sprawia,</text:span><text:span text:style-name="T1"><text:line-break/></text:span><text:span text:style-name="T1">że słońce Jego wschodzi</text:span><text:span text:style-name="T1"><text:line-break/></text:span><text:span text:style-name="T1">nad złymi i nad dobrymi</text:span><text:span text:style-name="T1"><text:line-break/></text:span><text:span text:style-name="T1"><text:line-break/></text:span><text:span text:style-name="T1">I On zsyła deszcz</text:span><text:span text:style-name="T1"><text:line-break/></text:span><text:span text:style-name="T1">na sprawiedliwych</text:span><text:span text:style-name="T1"><text:line-break/></text:span><text:span text:style-name="T1">i niesprawiedliwych...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śli bowiem miłujecie tych,</text:span><text:span text:style-name="T1"><text:line-break/></text:span><text:span text:style-name="T1">którzy was miłują</text:span><text:span text:style-name="T1"><text:line-break/></text:span><text:span text:style-name="T1">Cóż za nagrodę mieć będziecie</text:span><text:span text:style-name="T1"><text:line-break/></text:span><text:span text:style-name="T1">Czyż i poganie tego nie czynią</text:span><text:span text:style-name="T1"><text:line-break/></text:span><text:span text:style-name="T1">I jeśli pozdrawiacie</text:span><text:span text:style-name="T1"><text:line-break/></text:span><text:span text:style-name="T1">tylko swych braci</text:span><text:span text:style-name="T1"><text:line-break/></text:span><text:span text:style-name="T1">Cóż szczególnego czynicie</text:span><text:span text:style-name="T1"><text:line-break/></text:span><text:span text:style-name="T1">Czyż i celnicy tego nie czyni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ądźcie więc święci</text:span><text:span text:style-name="T1"><text:line-break/></text:span><text:span text:style-name="T1">jak Bóg jest święty</text:span><text:span text:style-name="T1"><text:line-break/></text:span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śli bowiem miłujecie tych,</text:span><text:span text:style-name="T1"><text:line-break/></text:span><text:span text:style-name="T1">którzy was miłują</text:span><text:span text:style-name="T1"><text:line-break/></text:span><text:span text:style-name="T1">Cóż za nagrodę mieć będziecie</text:span><text:span text:style-name="T1"><text:line-break/></text:span><text:span text:style-name="T1">Czyż i poganie tego nie czynią</text:span><text:span text:style-name="T1"><text:line-break/></text:span><text:span text:style-name="T1">I jeśli pozdrawiacie</text:span><text:span text:style-name="T1"><text:line-break/></text:span><text:span text:style-name="T1">tylko swych braci</text:span><text:span text:style-name="T1"><text:line-break/></text:span><text:span text:style-name="T1">Cóż szczególnego czynicie</text:span><text:span text:style-name="T1"><text:line-break/></text:span><text:span text:style-name="T1">Czyż i celnicy tego nie czyni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<text:line-break/></text:span><text:span text:style-name="T1">Bądźcie więc święci</text:span><text:span text:style-name="T1"><text:line-break/></text:span><text:span text:style-name="T1">jak Bóg jest świę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onieważ <text:s/>On sprawia,</text:span><text:span text:style-name="T1"><text:line-break/></text:span><text:span text:style-name="T1">że słońce Jego wschodzi</text:span><text:span text:style-name="T1"><text:line-break/></text:span><text:span text:style-name="T1">nad złymi i nad dobrymi</text:span><text:span text:style-name="T1"><text:line-break/></text:span><text:span text:style-name="T1"><text:line-break/></text:span><text:span text:style-name="T1">I On zsyła deszcz</text:span><text:span text:style-name="T1"><text:line-break/></text:span><text:span text:style-name="T1">na sprawiedliwych</text:span><text:span text:style-name="T1"><text:line-break/></text:span><text:span text:style-name="T1">i niesprawiedliwych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Bądźcie więc święci</text:span><text:span text:style-name="T1"><text:line-break/></text:span><text:span text:style-name="T1">jak Bóg jest święty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5:19:48</meta:creation-date>
    <dc:creator>Rafał Talacha</dc:creator>
    <dc:date>2009-01-27T08:52:27</dc:date>
    <dc:language>pl-PL</dc:language>
    <meta:editing-cycles>6</meta:editing-cycles>
    <meta:editing-duration>PT7M40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